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4925in" fo:margin-right="0in" fo:text-indent="0in" style:auto-text-indent="false"/>
      <style:text-properties style:font-name="Times new roman"/>
    </style:style>
    <style:style style:name="P2" style:family="paragraph" style:parent-style-name="Heading_20_2">
      <style:text-properties fo:color="#33cc66"/>
    </style:style>
    <style:style style:name="P3" style:family="paragraph" style:parent-style-name="Heading_20_2">
      <style:text-properties fo:color="#33cc66" fo:background-color="transparent"/>
    </style:style>
    <style:style style:name="P4" style:family="paragraph" style:parent-style-name="Heading_20_2">
      <style:text-properties fo:color="#ff3366"/>
    </style:style>
    <style:style style:name="P5" style:family="paragraph" style:parent-style-name="Heading_20_2">
      <style:text-properties fo:color="#00ae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Lucida Sans Unicode" style:font-name-complex="Tahoma"/>
    </style:style>
    <style:style style:name="T4" style:family="text">
      <style:text-properties fo:color="#00ae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totypes:</text:h>
      <text:h text:style-name="P3" text:outline-level="2">Item 1 – Mini-ITX board running LiveCD Linux <text:span text:style-name="T3">with</text:span> SD-to-IDE (or SATA)</text:h>
      <text:p text:style-name="Text_20_body"><text:span text:style-name="T1">Reason why: </text:span><text:s/>The computer boards need to be small, so mini-ITX was chosen. <text:s/>The LiveCD type of install will sample the hardware during each startup. <text:s/>The SD-to-IDE or SD-to-SATA boards will replace the hard drive and be more reliable. <text:s/>Need to verify that all of this works together.</text:p>
      <text:p text:style-name="Text_20_body"><text:span text:style-name="T1">Assigned To:</text:span><text:span text:style-name="T2"> <text:s/>Matt</text:span></text:p>
      <text:p text:style-name="Text_20_body"><text:span text:style-name="T1">Prototype Results</text:span>: <text:s/>2/07/2010</text:p>
      <text:p text:style-name="Text_20_body">Acquired mini-ITX board, mini-ITX case, RAM, SD-to-IDE converser board and other misc hardware items (cables, KVM switch, etc). <text:s/>Developed new “LiveCD” based on Knoppix. <text:s/>Used my standard Unbuntu PC for development. <text:s/>Created a couple development scripts to help create the compressed iso image. <text:s/>Everything works properly and the system boots and samples hardware like a normal Knoppix distro. <text:s/>This test is complete and successful.</text:p>
      <text:h text:style-name="P3" text:outline-level="2">Item 2 – Pinsetter web cam with Linux</text:h>
      <text:p text:style-name="Text_20_body"><text:span text:style-name="T1">Reason why: </text:span><text:s/>Web cams are not supported well in Linux. <text:s/>Need to test the cheap ones made in China. <text:s/>Use the drivers from the French open source developer (<text:a xlink:type="simple" xlink:href="http://mxhaard.free.fr/spca5xx.html">http://mxhaard.free.fr/spca5xx.html</text:a>).</text:p>
      <text:p text:style-name="Text_20_body"><text:span text:style-name="T1">Assigned To:</text:span><text:span text:style-name="T2"> <text:s/>Matt</text:span></text:p>
      <text:p text:style-name="Text_20_body"><text:span text:style-name="T1">Prototype Results</text:span>: <text:s/>2/07/2010</text:p>
      <text:p text:style-name="Text_20_body">Tested 4 very cheap (around $10 - $15) web cams from China and NewEgg. <text:s/>The drivers are now supported rather well in the Video 4 Linux packages. <text:s/>All of the web cams worked properly with little effort. <text:s/>Some of the web cams have a very poor quality output. <text:s/>The “Applo” from China was by far the best output so far (very clear and colorful).</text:p>
      <text:h text:style-name="P4" text:outline-level="2">Item 3 – Qt screen development with OpenGL and “stretch” screens for different resolutions</text:h>
      <text:p text:style-name="Text_20_body"><text:span text:style-name="T1">Reason why: </text:span><text:s/>The Qt screens will need to be scalable or stretchable to fit different resolutions. <text:s/>Also need to test the OpenGL capabilities of Qt.</text:p>
      <text:p text:style-name="Text_20_body"><text:span text:style-name="T1">Assigned To:</text:span><text:span text:style-name="T2"> <text:s/>Eric</text:span></text:p>
      <text:p text:style-name="Text_20_body"><text:span text:style-name="T1">Prototype Results</text:span>: <text:s/></text:p>
      <text:p text:style-name="Text_20_body"/>
      <text:h text:style-name="Heading_20_2" text:outline-level="2">Item 4 – One computer to drive both upper (or lower) screens with OpenGL (dualhead GPU – not using Xephyr)</text:h>
      <text:p text:style-name="Text_20_body"><text:span text:style-name="T1">Reason why: </text:span><text:s/>Using one computer to drive both screens will save money in hardware. <text:s/>Need to verify OpenGL with graphics rendering from the GPU for both screens (not the CPU). <text:s/>May need a nVidia chipset to perform this on a dualhead GPU. <text:s/>Two X servers – one for each screen device? <text:s/>3D / OpenGL <text:soft-page-break/>may not be possible for both screens in multiseat mode yet.</text:p>
      <text:p text:style-name="Text_20_body">(MDM – multiseat display manager, x servers – multiple instances, X RandR)</text:p>
      <text:p text:style-name="Text_20_body"><text:span text:style-name="T1">Assigned To:</text:span><text:span text:style-name="T2"> <text:s/></text:span></text:p>
      <text:p text:style-name="Text_20_body"><text:span text:style-name="T1">Prototype Results</text:span>: <text:s/></text:p>
      <text:p text:style-name="Text_20_body"/>
      <text:h text:style-name="Heading_20_2" text:outline-level="2">Item 5 – One computer to drive both lower screens and input devices (udev / evdev)</text:h>
      <text:p text:style-name="Text_20_body"><text:span text:style-name="T1">Reason why: </text:span><text:s/>Using one computer to drive both screens and input devices will save money in hardware. <text:s/>Need to test the multiseat functionality with different input devices without stealing the pointer (mouse) selection from each screen. <text:s/>Two X servers – one for each screen / input device?</text:p>
      <text:p text:style-name="Text_20_body"><text:span text:style-name="T1">Assigned To:</text:span><text:span text:style-name="T2"> <text:s/></text:span></text:p>
      <text:p text:style-name="Text_20_body"><text:span text:style-name="T1">Prototype Results</text:span>: <text:s/></text:p>
      <text:p text:style-name="Text_20_body"/>
      <text:h text:style-name="P4" text:outline-level="2">Item 6 – OS updates to the read-only partition (while remaining secure)</text:h>
      <text:p text:style-name="Text_20_body"><text:span text:style-name="T1">Reason why: </text:span><text:s/>There needs to be an easy way to update the software from the Front Desk or other computer on the network. <text:s/>Updating the application software should be easy, but the read-only OS partition may be difficult.</text:p>
      <text:p text:style-name="Text_20_body"><text:span text:style-name="T1">Assigned To:</text:span><text:span text:style-name="T2"> <text:s/>Matt</text:span></text:p>
      <text:p text:style-name="Text_20_body"><text:span text:style-name="T1">Prototype Results</text:span>: <text:s/></text:p>
      <text:p text:style-name="Text_20_body"/>
      <text:h text:style-name="P5" text:outline-level="2">Item 7 – Switch against the pinsetter rake arm for ball thrown</text:h>
      <text:p text:style-name="Text_20_body"><text:span text:style-name="T1">Reason why: </text:span><text:s/>May need a switch hooked to the RS-232 or parallel port to recognize when a ball was thrown or the reset button was pressed. <text:s/>Otherwise, the web cam needs to capture everything – which may be the better solution.</text:p>
      <text:p text:style-name="Text_20_body"><text:span text:style-name="T1">Assigned To:</text:span><text:span text:style-name="T2"> <text:s/>N/A</text:span></text:p>
      <text:p text:style-name="Text_20_body"><text:span text:style-name="T1">Prototype Results</text:span>: <text:s/>4/23/2010: <text:s/>This test was removed. <text:s/>The web cam works very well and the rake arm is easily visible in the pictures. <text:s/>The web cam should be used to determine if a ball was thrown.</text:p>
      <text:p text:style-name="Text_20_body"/>
      <text:h text:style-name="P2" text:outline-level="2">Item 8 – Stream web cam data to other computer</text:h>
      <text:p text:style-name="Text_20_body"><text:span text:style-name="T1">Reason why: </text:span><text:s/>This may be needed for troubleshooting or setting up the web cam devices.</text:p>
      <text:p text:style-name="Text_20_body"><text:span text:style-name="T1">Assigned To:</text:span><text:span text:style-name="T2"> <text:s/>Matt</text:span></text:p>
      <text:p text:style-name="Text_20_body"><text:soft-page-break/><text:span text:style-name="T1">Prototype Results</text:span>: 2/07/2009</text:p>
      <text:p text:style-name="Text_20_body">This can be done with motion or Apache. <text:s/>Motion can do this with the config files and a web browser can view the current input.</text:p>
      <text:p text:style-name="Text_20_body"/>
      <text:h text:style-name="P3" text:outline-level="2">Item 9 – Two (2) Pinsetter web cams from the same board with Motion detection</text:h>
      <text:p text:style-name="Text_20_body"><text:span text:style-name="T1">Reason why: </text:span><text:s/>Two web cams are needed (one for each lane pair). <text:s/>One web cam may take up all of the bandwidth of the USB hub. <text:s/>Also need to verify that Motion works with 2 web came – it should with the proper config files.</text:p>
      <text:p text:style-name="Text_20_body"><text:span text:style-name="T1">Assigned To:</text:span><text:span text:style-name="T2"> <text:s/>Matt</text:span></text:p>
      <text:p text:style-name="Text_20_body"><text:span text:style-name="T1">Prototype Results</text:span>: <text:s/>2/07/2010</text:p>
      <text:p text:style-name="Text_20_body">Motion works well with a web cam. <text:s/>It has many options and should work very well for the first prototype. <text:s/>Unfortunately, the motherboard can not support both USB cameras at the same time. See the following web page: <text:a xlink:type="simple" xlink:href="http://www.mail-archive.com/video4linux-list@redhat.com/msg04846.html">http://www.mail-archive.com/video4linux-list@redhat.com/msg04846.html</text:a></text:p>
      <text:p text:style-name="Text_20_body">From that page:</text:p>
      <text:p text:style-name="P1">You are likely running out of USB bandwidth, which is 12 Mbit/s and cameras usually take so much of it that you can only run one camera per USB bus. <text:s/>Many computers have two USB buses on the motherboard, or you can get extra USB card and then you can attach the cameras into different busses and it should work.</text:p>
      <text:p text:style-name="Text_20_body"/>
      <text:p text:style-name="Text_20_body">This is an issue that needs to be addressed when selecting hardware for the system. <text:s/>With the proper hardware, motion will be a good option.</text:p>
      <text:p text:style-name="Text_20_body"/>
      <text:h text:style-name="Heading_20_2" text:outline-level="2">Item 10 – Create a TCP/IP client and server in Qt with XML packets</text:h>
      <text:p text:style-name="Text_20_body"><text:span text:style-name="T1">Reason why: </text:span><text:s/>Each Upper will be a server and a client to other devices (because of cross lane bowling – other lanes need to pass bowler data for Uppers, Lowers, and Scorers). <text:s/>Since the graphics will use Qt, all devices should use Qt for a stable code base. <text:s/>XML packets are easy to debug since it is usually in ACSII and data items can be inserted anywhere in the packet and not affect the older releases that won't parse the new data.</text:p>
      <text:p text:style-name="Text_20_body"><text:span text:style-name="T1">Assigned To:</text:span><text:span text:style-name="T2"> <text:s/></text:span></text:p>
      <text:p text:style-name="Text_20_body"><text:span text:style-name="T1">Prototype Results</text:span>: <text:s/></text:p>
      <text:p text:style-name="Text_20_body"/>
      <text:h text:style-name="P5" text:outline-level="2">Item 11 – Test the web cam functionality on a real bowling alley</text:h>
      <text:p text:style-name="Text_20_body"><text:span text:style-name="T1">Reason why: </text:span><text:s/>Need to test the picture quality and clarity while the pins and ball are in motion. <text:s/>If the picture is too blurry, the web cams will need to be replaced with other more expensive solutions.</text:p>
      <text:p text:style-name="Text_20_body"><text:span text:style-name="T1">Assigned To:</text:span><text:span text:style-name="T2"> <text:s/>Matt</text:span></text:p>
      <text:p text:style-name="Text_20_body"><text:soft-page-break/><text:span text:style-name="T1">Prototype Results</text:span>: <text:s/>4/23/2010</text:p>
      <text:p text:style-name="Text_20_body">The web cam and motion software performed very well at the bowling enter today. <text:s/>The 320x240 default resolution is a bit too small. <text:s/>The 640x480 worked well. <text:s/>Also the 4 fps rate was a bit too slow, it should be increased – the Applo camera supports 10 fps at 640x480. <text:s/>Need to adjust the brightness, the white of the pins were being washed out – use luvcview to adjust or change the brightness / contrast / auto_brightness settings in the /etc/motion/motion.conf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Mead</meta:initial-creator>
    <meta:creation-date>2009-11-30T20:24:36.68</meta:creation-date>
    <dc:date>2010-04-23T17:10:25</dc:date>
    <dc:creator>Matt </dc:creator>
    <meta:editing-duration>PT03H48M28S</meta:editing-duration>
    <meta:editing-cycles>27</meta:editing-cycles>
    <meta:generator>OpenOffice.org/3.1$Linux OpenOffice.org_project/310m19$Build-9420</meta:generator>
    <meta:document-statistic meta:table-count="0" meta:image-count="0" meta:object-count="0" meta:page-count="4" meta:paragraph-count="54" meta:word-count="1087" meta:character-count="6257"/>
  </office:meta>
</office:document-meta>
</file>